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604cm"/>
    </style:style>
    <style:style style:name="gr8" style:family="graphic" style:parent-style-name="objectwithoutfill">
      <style:graphic-properties draw:fill="none" draw:fill-color="#ffffff" draw:textarea-vertical-align="middle"/>
    </style:style>
    <style:style style:name="gr9" style:family="graphic" style:parent-style-name="objectwithoutfill">
      <style:graphic-properties svg:stroke-width="0.1cm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6pt" style:font-size-asian="16pt" style:font-size-complex="16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family="'DejaVu Sans Mono'" style:font-family-generic="modern" style:font-pitch="fixed"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5cm" svg:y="9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8.00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999cm" svg:y="9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4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7cm" svg:y="9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0.00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2.999cm" svg:y="9.99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g>
            <draw:g>
              <draw:custom-shape draw:style-name="gr1" draw:text-style-name="P1" draw:layer="layout" svg:width="0.819cm" svg:height="0.819cm" svg:x="2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.819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3.638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4.456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5.275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6.094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6.913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7.731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8.55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9.369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0.188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1.006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1.825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2.644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3.463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4.281cm" svg:y="12.18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819cm" svg:height="0.819cm" svg:x="15.098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5.917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6.736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7.554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8.373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9.192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0.011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0.829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1.648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2.467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3.286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4.104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4.923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5.742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6.561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7.379cm" svg:y="12.1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2" draw:text-style-name="P1" draw:layer="layout" svg:width="0.819cm" svg:height="0.819cm" svg:x="1.998cm" svg:y="13.179cm">
                <text:p text:style-name="P1">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.817cm" svg:y="13.179cm">
                <text:p text:style-name="P1">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3.636cm" svg:y="13.179cm">
                <text:p text:style-name="P1">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4.454cm" svg:y="13.179cm">
                <text:p text:style-name="P1">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5.273cm" svg:y="13.179cm">
                <text:p text:style-name="P1">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6.092cm" svg:y="13.179cm">
                <text:p text:style-name="P1">6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6.911cm" svg:y="13.179cm">
                <text:p text:style-name="P1">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7.729cm" svg:y="13.179cm">
                <text:p text:style-name="P1">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8.548cm" svg:y="13.179cm">
                <text:p text:style-name="P1">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9.367cm" svg:y="13.179cm">
                <text:p text:style-name="P1">1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0.186cm" svg:y="13.179cm">
                <text:p text:style-name="P1">1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1.004cm" svg:y="13.179cm">
                <text:p text:style-name="P1">1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1.823cm" svg:y="13.179cm">
                <text:p text:style-name="P1">1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2.642cm" svg:y="13.179cm">
                <text:p text:style-name="P1">1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3.461cm" svg:y="13.179cm">
                <text:p text:style-name="P1">1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4.279cm" svg:y="13.179cm">
                <text:p text:style-name="P1">16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0.819cm" svg:height="0.819cm" svg:x="15.096cm" svg:y="13.178cm">
                <text:p text:style-name="P1">1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5.915cm" svg:y="13.178cm">
                <text:p text:style-name="P1">1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6.734cm" svg:y="13.178cm">
                <text:p text:style-name="P1">1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7.552cm" svg:y="13.178cm">
                <text:p text:style-name="P1">2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8.371cm" svg:y="13.178cm">
                <text:p text:style-name="P1">2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9.19cm" svg:y="13.178cm">
                <text:p text:style-name="P1">2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0.009cm" svg:y="13.178cm">
                <text:p text:style-name="P1">2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0.827cm" svg:y="13.178cm">
                <text:p text:style-name="P1">2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1.646cm" svg:y="13.178cm">
                <text:p text:style-name="P1">2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2.465cm" svg:y="13.178cm">
                <text:p text:style-name="P1">26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3.284cm" svg:y="13.178cm">
                <text:p text:style-name="P1">2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4.102cm" svg:y="13.178cm">
                <text:p text:style-name="P1">2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4.921cm" svg:y="13.178cm">
                <text:p text:style-name="P1">2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5.74cm" svg:y="13.178cm">
                <text:p text:style-name="P1">3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6.559cm" svg:y="13.178cm">
                <text:p text:style-name="P1">3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7.377cm" svg:y="13.178cm">
                <text:p text:style-name="P1">32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3" draw:text-style-name="P1" draw:layer="layout" svg:width="0.819cm" svg:height="0.819cm" svg:x="1.998cm" svg:y="11.179cm">
                <text:p text:style-name="P1">s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2.817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3.636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4.454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0.819cm" svg:height="0.819cm" svg:x="5.273cm" svg:y="11.179cm">
                <text:p text:style-name="P1">e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6.092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6.911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7.729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8.548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9.367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0.186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1.004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1.823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2.642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3.461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4.279cm" svg:y="11.1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1" draw:layer="layout" svg:width="0.819cm" svg:height="0.819cm" svg:x="15.096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5.915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6.734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7.552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8.371cm" svg:y="11.178cm">
                <text:p text:style-name="P1">m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9.19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0.009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0.827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1.646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2.465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3.284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4.102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4.921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5.74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6.559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7.377cm" svg:y="11.17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g>
              <draw:frame draw:style-name="gr7" draw:text-style-name="P2" draw:layer="layout" svg:width="20.7cm" svg:height="0.903cm" svg:x="4.1cm" svg:y="3.246cm">
                <draw:text-box>
                  <text:p><text:span text:style-name="T1">-127 -126 ... <text:s text:c="2"/>-3 <text:s/>-2 <text:s/>-1 <text:s/>0 <text:s/>1 <text:s/>2 <text:s/>3 <text:s/>4 <text:s/>5 <text:s/>6 <text:s/>… <text:s/>127 128</text:span></text:p>
                </draw:text-box>
              </draw:frame>
              <draw:line draw:style-name="gr8" draw:text-style-name="P1" draw:layer="layout" svg:x1="5.1cm" svg:y1="2.734cm" svg:x2="23.7cm" svg:y2="2.734cm">
                <text:p/>
              </draw:line>
              <draw:line draw:style-name="gr9" draw:text-style-name="P1" draw:layer="layout" svg:x1="5.15cm" svg:y1="2.284cm" svg:x2="5.15cm" svg:y2="3.084cm">
                <text:p/>
              </draw:line>
              <draw:line draw:style-name="gr9" draw:text-style-name="P1" draw:layer="layout" svg:x1="23.75cm" svg:y1="2.284cm" svg:x2="23.75cm" svg:y2="3.084cm">
                <text:p/>
              </draw:line>
            </draw:g>
            <draw:frame draw:style-name="gr7" draw:text-style-name="P2" draw:layer="layout" svg:width="20.7cm" svg:height="0.903cm" svg:x="4.1cm" svg:y="8.497cm">
              <draw:text-box>
                <text:p><text:span text:style-name="T1"><text:s text:c="2"/></text:span><text:span text:style-name="T1">0 <text:s/>1 <text:s/>2 <text:s/>3 ... <text:s text:c="35"/>254 255</text:span></text:p>
              </draw:text-box>
            </draw:frame>
            <draw:line draw:style-name="gr8" draw:text-style-name="P1" draw:layer="layout" svg:x1="5.1cm" svg:y1="7.985cm" svg:x2="23.7cm" svg:y2="7.985cm">
              <text:p/>
            </draw:line>
            <draw:line draw:style-name="gr9" draw:text-style-name="P1" draw:layer="layout" svg:x1="5.15cm" svg:y1="7.535cm" svg:x2="5.15cm" svg:y2="8.335cm">
              <text:p/>
            </draw:line>
            <draw:line draw:style-name="gr9" draw:text-style-name="P1" draw:layer="layout" svg:x1="23.75cm" svg:y1="7.535cm" svg:x2="23.75cm" svg:y2="8.335cm">
              <text:p/>
            </draw:line>
            <draw:frame draw:style-name="gr10" draw:text-style-name="P3" draw:layer="layout" svg:width="2.83cm" svg:height="1.276cm" svg:x="12.67cm" svg:y="5.234cm">
              <draw:text-box>
                <text:p><text:span text:style-name="T2">+ 127</text:span></text:p>
              </draw:text-box>
            </draw:frame>
            <draw:custom-shape draw:style-name="gr11" draw:text-style-name="P1" draw:layer="layout" svg:width="1.7cm" svg:height="1.8cm" svg:x="15.7cm" svg:y="5.03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style-name="gr12" draw:text-style-name="P1" draw:layer="layout" svg:width="21cm" svg:height="9.1cm" svg:x="4.1cm" svg:y="1.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13" draw:text-style-name="P1" draw:layer="layout" svg:width="0.819cm" svg:height="0.819cm" svg:x="1.999cm" svg:y="16.38cm">
                <text:p text:style-name="P1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.818cm" svg:y="16.38cm">
                <text:p text:style-name="P1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3.637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4.455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5.274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6.093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6.912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7.73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8.549cm" svg:y="16.38cm">
                <text:p text:style-name="P1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9.368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0.187cm" svg:y="16.38cm">
                <text:p text:style-name="P1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1.005cm" svg:y="16.38cm">
                <text:p text:style-name="P1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1.824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2.643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3.462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4.28cm" svg:y="16.38cm">
                <text:p text:style-name="P1">0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3" draw:text-style-name="P1" draw:layer="layout" svg:width="0.819cm" svg:height="0.819cm" svg:x="15.097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5.916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6.735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7.553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8.372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9.191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0.01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0.828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1.647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2.466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3.285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4.103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4.922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5.741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6.56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7.378cm" svg:y="16.379cm">
                <text:p text:style-name="P1">0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2" draw:text-style-name="P1" draw:layer="layout" svg:width="0.819cm" svg:height="0.819cm" svg:x="1.997cm" svg:y="17.378cm">
                <text:p text:style-name="P1">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.816cm" svg:y="17.378cm">
                <text:p text:style-name="P1">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3.635cm" svg:y="17.378cm">
                <text:p text:style-name="P1">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4.453cm" svg:y="17.378cm">
                <text:p text:style-name="P1">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5.272cm" svg:y="17.378cm">
                <text:p text:style-name="P1">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6.091cm" svg:y="17.378cm">
                <text:p text:style-name="P1">6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6.91cm" svg:y="17.378cm">
                <text:p text:style-name="P1">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7.728cm" svg:y="17.378cm">
                <text:p text:style-name="P1">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8.547cm" svg:y="17.378cm">
                <text:p text:style-name="P1">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9.366cm" svg:y="17.378cm">
                <text:p text:style-name="P1">1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0.185cm" svg:y="17.378cm">
                <text:p text:style-name="P1">1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1.003cm" svg:y="17.378cm">
                <text:p text:style-name="P1">1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1.822cm" svg:y="17.378cm">
                <text:p text:style-name="P1">1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2.641cm" svg:y="17.378cm">
                <text:p text:style-name="P1">1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3.46cm" svg:y="17.378cm">
                <text:p text:style-name="P1">1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4.278cm" svg:y="17.378cm">
                <text:p text:style-name="P1">16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0.819cm" svg:height="0.819cm" svg:x="15.095cm" svg:y="17.377cm">
                <text:p text:style-name="P1">1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5.914cm" svg:y="17.377cm">
                <text:p text:style-name="P1">1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6.733cm" svg:y="17.377cm">
                <text:p text:style-name="P1">1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7.551cm" svg:y="17.377cm">
                <text:p text:style-name="P1">2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8.37cm" svg:y="17.377cm">
                <text:p text:style-name="P1">2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9.189cm" svg:y="17.377cm">
                <text:p text:style-name="P1">2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0.008cm" svg:y="17.377cm">
                <text:p text:style-name="P1">2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0.826cm" svg:y="17.377cm">
                <text:p text:style-name="P1">2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1.645cm" svg:y="17.377cm">
                <text:p text:style-name="P1">2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2.464cm" svg:y="17.377cm">
                <text:p text:style-name="P1">26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3.283cm" svg:y="17.377cm">
                <text:p text:style-name="P1">2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4.101cm" svg:y="17.377cm">
                <text:p text:style-name="P1">2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4.92cm" svg:y="17.377cm">
                <text:p text:style-name="P1">2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5.739cm" svg:y="17.377cm">
                <text:p text:style-name="P1">3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6.558cm" svg:y="17.377cm">
                <text:p text:style-name="P1">3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7.376cm" svg:y="17.377cm">
                <text:p text:style-name="P1">32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3" draw:text-style-name="P1" draw:layer="layout" svg:width="0.819cm" svg:height="0.819cm" svg:x="1.997cm" svg:y="15.378cm">
                <text:p text:style-name="P1">s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2.816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3.635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4.453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0.819cm" svg:height="0.819cm" svg:x="5.272cm" svg:y="15.378cm">
                <text:p text:style-name="P1">e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6.091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6.91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7.728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8.547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9.366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0.185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1.003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1.822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2.641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3.46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4.278cm" svg:y="15.37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1" draw:layer="layout" svg:width="0.819cm" svg:height="0.819cm" svg:x="15.095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5.914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6.733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7.551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8.37cm" svg:y="15.377cm">
                <text:p text:style-name="P1">m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19.189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0.008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0.826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1.645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2.464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3.283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4.101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4.92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5.739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6.558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27.376cm" svg:y="15.377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8T09:40:33</meta:creation-date>
    <dc:date>2013-04-18T17:08:41</dc:date>
    <meta:editing-duration>PT4M4S</meta:editing-duration>
    <meta:editing-cycles>2</meta:editing-cycles>
    <meta:generator>LibreOffice/3.5$Linux_x86 LibreOffice_project/350m1$Build-2</meta:generator>
    <meta:document-statistic meta:object-count="234"/>
  </office:meta>
</office:document-meta>
</file>